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40pt" style:font-size-asian="40pt" style:font-size-complex="4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 text:c="2"/>Alexander Schunk E-Book </text:p>
      <text:p text:style-name="P1"/>
      <text:p text:style-name="P1"><text:s text:c="2"/>Forschung IT IT Sicherheit</text:p>
      <text:p text:style-name="P1"/>
      <text:p text:style-name="P1"><text:s text:c="3"/>10 bis 50 Seiten 0 €</text:p>
      <text:p text:style-name="P1"><text:s text:c="2"/>--------------------------------</text:p>
      <text:p text:style-name="P1"><text:s/></text:p>
      <text:p text:style-name="P1"><text:s text:c="3"/>Alexander Schunk hat ein Forschungsprojekt auf Github. Es bezieht sich auf die IT Sicherheit von modernen CPUs und Prozessoren. </text:p>
      <text:p text:style-name="P1"/>
      <text:p text:style-name="P1"><text:soft-page-break/><text:s text:c="2"/>Das Github Projekt ist ein Antivirus Programm und ein Buch. Zu diesem Projekt gibt es auch verschiedene Videos.</text:p>
      <text:p text:style-name="P1"/>
      <text:p text:style-name="P1"><text:s/>Diese gibt es auf Facebook. </text:p>
      <text:p text:style-name="P1"/>
      <text:p text:style-name="P1"><text:s text:c="2"/>Über IT Sicheheit: Meltdown und Spectre</text:p>
      <text:p text:style-name="P1"/>
      <text:p text:style-name="P1"><text:s text:c="2"/>Dieses Buch bietet Ihnen eine Übersicht über die Forschung von Meltdown und Spectre. Dieses Thema ist zur Zeit aktuell. Meltdown <text:soft-page-break/>und Spectre sind Sicherheitslücken in Prozessoren. </text:p>
      <text:p text:style-name="P1"/>
      <text:p text:style-name="P1"><text:s text:c="2"/>Dieses E-Book beschäftigt sich mit diesen Sicherheitslücken. </text:p>
      <text:p text:style-name="P1"/>
      <text:p text:style-name="P1"><text:s text:c="2"/>Alexander Schunk hat verschiedene Dinge über Meltdown und Spectre erforscht. </text:p>
      <text:p text:style-name="P1"/>
      <text:p text:style-name="P1"><text:s text:c="2"/>Alexander Schunk hat verschiedene Programme zu <text:soft-page-break/>Meltdown und Spectre gemacht. </text:p>
      <text:p text:style-name="P1"/>
      <text:p text:style-name="P1"><text:s/>Diese können Sie auf Github </text:p>
      <text:p text:style-name="P1"><text:s/>beziehen. </text:p>
      <text:p text:style-name="P1"/>
      <text:p text:style-name="P1"><text:s text:c="2"/>Außerdem hat Alexander Schunk eine Datenbank. Diese Datenbank enthält Videos und andere Daten.</text:p>
      <text:p text:style-name="P1"/>
      <text:p text:style-name="P1"><text:s text:c="2"/>Alexander Schunk hat verschiedene Tests. Diese Tests belegen die Daten von Meltdown und Spectre. </text:p>
      <text:p text:style-name="P1"><text:soft-page-break/></text:p>
      <text:p text:style-name="P1"><text:s text:c="2"/>Alexander Schunk hat Daten über die Industrie 4.0.</text:p>
      <text:p text:style-name="P1"/>
      <text:p text:style-name="P1"><text:s text:c="2"/>Die Daten besagen, dass der Meltdown und Spectre verschiedene Industriebereiche treffen wird.</text:p>
      <text:p text:style-name="P1"><text:page-number text:select-page="current">5</text:page-number></text:p>
      <text:p text:style-name="P1"><text:s text:c="2"/>Die Github Forschung versucht diese zu verstehen. </text:p>
      <text:p text:style-name="P1"/>
      <text:p text:style-name="P1"><text:s text:c="2"/></text:p>
      <text:p text:style-name="P1"/>
      <text:p text:style-name="P1"><text:soft-page-break/><text:s text:c="2"/></text:p>
      <text:p text:style-name="P1"><text:s text:c="2"/>Meltdown und Spectre sind zwei verschiedene Wege, die Intel CPU zu verstehen. </text:p>
      <text:p text:style-name="P1"/>
      <text:p text:style-name="P1"><text:s text:c="2"/>Bei Meltdown und Spectre gibt es 2 Sichtweisen. Ein mal ist es eine IT Sicherheitslücke, ein mal ist es ein Prozessor Feature. </text:p>
      <text:p text:style-name="P1"/>
      <text:p text:style-name="P1"><text:s text:c="2"/>Alexander Schunk hat ein Programm gemacht, dass die Daten der CPU ausgibt.</text:p>
      <text:p text:style-name="P1"/>
      <text:p text:style-name="P1"><text:soft-page-break/></text:p>
      <text:p text:style-name="P1"><text:s text:c="2"/>Damit kann man z. B. <text:s/>eine aktuelle Intel CPU <text:s/>ausgeben. </text:p>
      <text:p text:style-name="P1"/>
      <text:p text:style-name="P1"><text:s/>Das Programm ist ein Assembler Programm. </text:p>
      <text:p text:style-name="P1"/>
      <text:p text:style-name="P1"><text:s/>Damit kann man verschiedene Werte einer Intel CPU bestimmen. <text:page-number text:select-page="current">7</text:page-number></text:p>
      <text:p text:style-name="P1"/>
      <text:p text:style-name="P1"><text:s text:c="2"/>Das Forschungsprojekt versucht, verschiedene Daten einer CPU auszugeben. Das kann eine neue Intel oder <text:soft-page-break/>AMD CPU. </text:p>
      <text:p text:style-name="P1"><text:s/></text:p>
      <text:p text:style-name="P1"><text:s/>Weitere Programme betreffe n die Performane von Spielen oder Anwendungen. </text:p>
      <text:p text:style-name="P1"/>
      <text:p text:style-name="P1"><text:s/>Mit Assembler lassen sich die Performance von Spielen oder Anwendungen testen. </text:p>
      <text:p text:style-name="P1"/>
      <text:p text:style-name="P1"><text:s text:c="2"/><text:page-number text:select-page="current">8</text:page-number></text:p>
      <text:p text:style-name="P1"><text:s/></text:p>
      <text:p text:style-name="P1"><text:s text:c="2"/>Assembler ist ein guter Performance Tester. Ein andere guter Performance <text:soft-page-break/>tester ist C. Alexander Schunk hat sich ein C Programm gemacht. </text:p>
      <text:p text:style-name="P1"/>
      <text:p text:style-name="P1"><text:s/>Weitere Inhalte der Forschung sind die Daten. </text:p>
      <text:p text:style-name="P1"/>
      <text:p text:style-name="P1"><text:s text:c="2"/>Als Daten bezeichnet man die Werte einer CPU. </text:p>
      <text:p text:style-name="P1"/>
      <text:p text:style-name="P1"><text:s text:c="2"/>Quellen: Links Internet </text:p>
      <text:p text:style-name="P1"/>
      <text:p text:style-name="P1"><text:s text:c="2"/><text:a xlink:type="simple" xlink:href="http://www.computerbase.com/" text:style-name="Internet_20_link" text:visited-style-name="Visited_20_Internet_20_Link">www.computerbase.com</text:a>,</text:p>
      <text:p text:style-name="P1"/>
      <text:p text:style-name="P1"><text:s text:c="2"/>Assembler Links, C Links,</text:p>
      <text:p text:style-name="P1"><text:soft-page-break/></text:p>
      <text:p text:style-name="P1"><text:s text:c="2"/>C# Links und Bücher, </text:p>
      <text:p text:style-name="P1"/>
      <text:p text:style-name="P1"><text:s text:c="2"/>Quellen: Bücher Assembler, C und C# </text:p>
      <text:p text:style-name="P1"/>
      <text:p text:style-name="P1"><text:s text:c="2"/></text:p>
      <text:p text:style-name="P1"><text:s text:c="3"/></text:p>
      <text:p text:style-name="P1"/>
      <text:p text:style-name="P1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ander Schunk</meta:initial-creator>
    <meta:creation-date>2018-02-20T12:33:09.74</meta:creation-date>
    <dc:date>2018-02-20T13:41:05.99</dc:date>
    <dc:creator>Alexander Schunk</dc:creator>
    <meta:editing-duration>PT1H7M45S</meta:editing-duration>
    <meta:editing-cycles>23</meta:editing-cycles>
    <meta:generator>OpenOffice/4.1.3$Win32 OpenOffice.org_project/413m1$Build-9783</meta:generator>
    <meta:document-statistic meta:table-count="0" meta:image-count="0" meta:object-count="0" meta:page-count="10" meta:paragraph-count="46" meta:word-count="340" meta:character-count="2369"/>
  </office:meta>
</office:document-meta>
</file>